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7dd" officeooo:paragraph-rsid="001eb7dd"/>
    </style:style>
    <style:style style:name="P2" style:family="paragraph" style:parent-style-name="Standard">
      <style:text-properties fo:color="#c9211e"/>
    </style:style>
    <style:style style:name="P3" style:family="paragraph" style:parent-style-name="Standard">
      <style:text-properties fo:color="#c9211e" officeooo:rsid="001ff6d5" officeooo:paragraph-rsid="001ff6d5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</style:style>
    <style:style style:name="T1" style:family="text">
      <style:text-properties officeooo:rsid="001ff6d5"/>
    </style:style>
    <style:style style:name="T2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573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28in" fo:min-width="0.7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1.1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752in" fo:min-width="0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0.573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8" draw:text-style-name="P6" svg:width="1.5421in" svg:height="0.5732in" svg:x="2.1445in" svg:y="0.3071in"><draw:text-box><text:p/><text:p text:style-name="P4">PWID</text:p></draw:text-box></draw:frame><draw:frame text:anchor-type="paragraph" draw:z-index="1" draw:name="Shape1_0" draw:style-name="gr7" draw:text-style-name="P5" svg:width="1.5425in" svg:height="0.574in" svg:x="2.228in" svg:y="2.0154in"><draw:text-box><text:p><text:span text:style-name="T2"/></text:p><text:p text:style-name="P4"><text:span text:style-name="T2">PWID</text:span></text:p></draw:text-box></draw:frame><draw:custom-shape text:anchor-type="paragraph" draw:z-index="2" draw:name="Shape2" draw:style-name="gr6" svg:width="0.7921in" svg:height="0.8858in" svg:x="2.5193in" svg:y="0.98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" draw:name="Shape1_1" draw:style-name="gr5" draw:text-style-name="P6" svg:width="1.948in" svg:height="0.3843in" svg:x="3.228in" svg:y="1.0571in"><draw:text-box><text:p/><text:p text:style-name="P4">NSP/OST/both coverage %</text:p></draw:text-box></draw:frame><draw:custom-shape text:anchor-type="paragraph" draw:z-index="4" draw:name="Shape3" draw:style-name="gr4" svg:width="1.3024in" svg:height="0.1043in" svg:x="3.7701in" svg:y="2.202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name="Shape1_2" draw:style-name="gr1" draw:text-style-name="P5" svg:width="1.5425in" svg:height="0.576in" svg:x="0.1339in" svg:y="2.7425in"><draw:text-box><text:p><text:span text:style-name="T2"/></text:p><text:p text:style-name="P4"><text:span text:style-name="T2">Assume all subjects are screened for HCV</text:span></text:p></draw:text-box></draw:frame><draw:custom-shape text:anchor-type="paragraph" draw:z-index="5" draw:name="Shape3_0" draw:style-name="gr4" svg:width="1.3024in" svg:height="0.1043in" draw:transform="rotate (-2.648188074051) translate (2.22777777777778in 2.38611111111111in)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name="Shape1_3" draw:style-name="gr3" draw:text-style-name="P6" svg:width="1.5421in" svg:height="0.5732in" svg:x="4.9047in" svg:y="0.0571in"><draw:text-box><text:p/><text:p text:style-name="P4">DAA treat reach</text:p></draw:text-box></draw:frame></text:p>
      <text:p text:style-name="Standard"/>
      <text:p text:style-name="Standard"/>
      <text:p text:style-name="Standard"/>
      <text:p text:style-name="Standard"><draw:custom-shape text:anchor-type="paragraph" draw:z-index="8" draw:name="Shape3_1" draw:style-name="gr2" svg:width="0.8012in" svg:height="0.0559in" draw:transform="rotate (-1.58807508638964) translate (2.58888888888889in 0.0118055555555556in)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draw:frame text:anchor-type="paragraph" draw:z-index="9" draw:name="Shape1_4" draw:style-name="gr1" draw:text-style-name="P5" svg:width="1.5425in" svg:height="0.574in" svg:x="1.8528in" svg:y="0.028in"><draw:text-box><text:p><text:span text:style-name="T2"/></text:p><text:p text:style-name="P4"><text:span text:style-name="T2">Diagnosis time varies</text:span></text:p></draw:text-box></draw:frame></text:p>
      <text:p text:style-name="P1"/>
      <text:p text:style-name="P2"/>
      <text:p text:style-name="P3">Future models could also allow a parameter for the probability that a NSP/OST covered HCV+ subject is diagnos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0:45:38.565248786</meta:creation-date>
    <dc:date>2021-07-14T11:12:55.594428160</dc:date>
    <meta:editing-duration>PT46S</meta:editing-duration>
    <meta:editing-cycles>1</meta:editing-cycles>
    <meta:document-statistic meta:table-count="0" meta:image-count="0" meta:object-count="0" meta:page-count="1" meta:paragraph-count="1" meta:word-count="18" meta:character-count="112" meta:non-whitespace-character-count="95"/>
    <meta:generator>LibreOffice/6.4.7.2$Linux_X86_64 LibreOffice_project/40$Build-2</meta:generator>
  </office:meta>
</office:document-meta>
</file>